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c455" officeooo:paragraph-rsid="0009c455" style:font-weight-asian="bold" style:font-weight-complex="bold"/>
    </style:style>
    <style:style style:name="P2" style:family="paragraph" style:parent-style-name="Standard">
      <style:text-properties fo:font-weight="bold" officeooo:rsid="0012cf0c" officeooo:paragraph-rsid="0012cf0c" style:font-weight-asian="bold" style:font-weight-complex="bold"/>
    </style:style>
    <style:style style:name="P3" style:family="paragraph" style:parent-style-name="Standard">
      <style:text-properties officeooo:paragraph-rsid="000b84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lindrome number</text:p>
      <text:p text:style-name="P3">#include &lt;iostream&gt;</text:p>
      <text:p text:style-name="P3"/>
      <text:p text:style-name="P3">using namespace std;</text:p>
      <text:p text:style-name="P3"/>
      <text:p text:style-name="P3">int main(){</text:p>
      <text:p text:style-name="P3"><text:s text:c="4"/>int num;</text:p>
      <text:p text:style-name="P3"><text:s text:c="4"/>cin&gt;&gt;num;</text:p>
      <text:p text:style-name="P3"><text:s text:c="4"/>int rev=0;</text:p>
      <text:p text:style-name="P3"><text:s text:c="4"/>int temp=num;</text:p>
      <text:p text:style-name="P3"><text:s text:c="4"/>while(num&gt;0){</text:p>
      <text:p text:style-name="P3"><text:s text:c="8"/>int rem =num%10;</text:p>
      <text:p text:style-name="P3"><text:s text:c="8"/>rev =rev*10+rem;</text:p>
      <text:p text:style-name="P3"><text:s text:c="8"/>num=num/10;</text:p>
      <text:p text:style-name="P3"><text:s text:c="8"/></text:p>
      <text:p text:style-name="P3"><text:s text:c="4"/>}</text:p>
      <text:p text:style-name="P3"><text:s text:c="4"/>if(temp==rev){</text:p>
      <text:p text:style-name="P3"><text:s text:c="8"/>cout&lt;&lt;"It is Palindrome";</text:p>
      <text:p text:style-name="P3"><text:s text:c="8"/></text:p>
      <text:p text:style-name="P3"><text:s text:c="4"/>}</text:p>
      <text:p text:style-name="P3"><text:s text:c="4"/>else{</text:p>
      <text:p text:style-name="P3"><text:s text:c="9"/>cout&lt;&lt;"It is not Palindrome";</text:p>
      <text:p text:style-name="P3"><text:s text:c="4"/>}</text:p>
      <text:p text:style-name="P3"><text:s text:c="6"/>return 0;</text:p>
      <text:p text:style-name="P3"><text:s text:c="4"/>}</text:p>
      <text:p text:style-name="P3"/>
      <text:p text:style-name="P3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28T11:47:55.428827457</dc:date>
    <meta:editing-duration>PT51M3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38" meta:character-count="358" meta:non-whitespace-character-count="232"/>
  </office:meta>
</office:document-meta>
</file>